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_20_indent">
      <style:text-properties fo:language="en" fo:country="none"/>
    </style:style>
    <style:style style:name="P2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able_20_Heading">
      <style:paragraph-properties fo:text-align="center" style:justify-single-word="false"/>
      <style:text-properties fo:color="#000000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color="#000000"/>
    </style:style>
    <style:style style:name="P12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 style:parent-style-name="Source_20_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 style:parent-style-name="Source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 style:parent-style-name="Source_20_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4" style:family="text" style:parent-style-name="Source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 style:parent-style-name="Source_20_Text">
      <style:text-properties style:font-name="Times New Roman" fo:font-size="12pt" style:font-size-asian="12pt" style:font-size-complex="12pt"/>
    </style:style>
    <style:style style:name="T6" style:family="text" style:parent-style-name="Source_20_Text">
      <style:text-properties fo:font-size="12pt" style:font-size-asian="12pt" style:font-size-complex="12pt"/>
    </style:style>
    <style:style style:name="T7" style:family="text" style:parent-style-name="Source_20_Text">
      <style:text-properties fo:color="#000000"/>
    </style:style>
    <style:style style:name="T8" style:family="text" style:parent-style-name="Source_20_Text">
      <style:text-properties fo:color="#000000" fo:font-weight="normal" style:font-weight-asian="normal" style:font-weight-complex="normal"/>
    </style:style>
    <style:style style:name="T9" style:family="text" style:parent-style-name="Source_20_Text">
      <style:text-properties style:language-asian="zh" style:country-asian="TW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rth</text:h>
      <text:p text:style-name="P1">This component is a north region. The default class of CSS is specified "layout-region-north".</text:p>
      <text:p text:style-name="Text_20_body_20_indent"/>
      <text:p text:style-name="P2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Code">&lt;borderlayout height="500px"&gt;</text:p>
      <text:p text:style-name="Code"><text:tab/>&lt;north size="50%" border="0"&gt;</text:p>
      <text:p text:style-name="Code"><text:tab/><text:tab/>&lt;borderlayout&gt;</text:p>
      <text:p text:style-name="Code"><text:tab/><text:tab/><text:tab/>&lt;west size="25%" border="none" flex="true"&gt;</text:p>
      <text:p text:style-name="Code"><text:tab/><text:tab/><text:tab/><text:tab/>&lt;div style="background:#B8D335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 border="none" flex="true"&gt;</text:p>
      <text:p text:style-name="Code"><text:tab/><text:tab/><text:tab/><text:tab/>&lt;div style="background:#E6D92C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center&gt;</text:p>
      <text:p text:style-name="Code"><text:tab/><text:tab/><text:tab/>&lt;east size="50%" border="none" flex="true"&gt;</text:p>
      <text:p text:style-name="Code"><text:tab/><text:tab/><text:tab/><text:tab/>&lt;label value="Here is a non-border"</text:p>
      <text:p text:style-name="Code"><text:tab/><text:tab/><text:tab/><text:tab/><text:tab/>style="color:gray;font-size:30px" /&gt;</text:p>
      <text:p text:style-name="Code"><text:tab/><text:tab/><text:tab/>&lt;/east&gt;</text:p>
      <text:p text:style-name="Code"><text:tab/><text:tab/>&lt;/borderlayout&gt;</text:p>
      <text:p text:style-name="Code"><text:tab/>&lt;/north&gt;</text:p>
      <text:p text:style-name="Code"><text:tab/>&lt;center border="0"&gt;</text:p>
      <text:p text:style-name="Code"><text:tab/><text:tab/>&lt;borderlayout&gt;</text:p>
      <text:p text:style-name="Code"><text:tab/><text:tab/><text:tab/>&lt;west size="30%" flex="true" border="0"&gt;</text:p>
      <text:p text:style-name="Code"><text:tab/><text:tab/><text:tab/><text:tab/>&lt;div style="background:#E6D92C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&gt;</text:p>
      <text:p text:style-name="Code"><text:tab/><text:tab/><text:tab/><text:tab/>&lt;label value="Here is a border"</text:p>
      <text:p text:style-name="Code"><text:tab/><text:tab/><text:tab/><text:tab/><text:tab/>style="color:gray;font-size:30px" /&gt;</text:p>
      <text:p text:style-name="Code"><text:tab/><text:tab/><text:tab/>&lt;/center&gt;</text:p>
      <text:p text:style-name="Code"><text:tab/><text:tab/><text:tab/>&lt;east size="30%" flex="true" border="0"&gt;</text:p>
      <text:p text:style-name="Code"><text:tab/><text:tab/><text:tab/><text:tab/>&lt;div style="background:#B8D335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east&gt;</text:p>
      <text:p text:style-name="Code"><text:tab/><text:tab/>&lt;/borderlayout&gt;</text:p>
      <text:p text:style-name="Code"><text:tab/>&lt;/center&gt;</text:p>
      <text:p text:style-name="Code">&lt;/borderlayout</text:p>
      <text:p text:style-name="Code_20_Indent"/>
      <text:h text:style-name="P3" text:outline-level="4">Class Name</text:h>
      <text:p text:style-name="P4"><text:span text:style-name="T1">org.zkoss.zkex.zul.North</text:span></text:p>
      <text:h text:style-name="P5" text:outline-level="4">Supported Child Components</text:h>
      <text:p text:style-name="Text_20_body_20_indent_20_2">*NONE</text:p>
      <text:h text:style-name="P5" text:outline-level="4">Supported Events<text:tab/> 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Name</text:p>
            </table:table-cell>
            <table:table-cell table:style-name="Table5.B1" office:value-type="string">
              <text:p text:style-name="P6">Inherited From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T2">org.zkoss.zk.ui.event.OpenEvent</text:span></text:a></text:p>
            <text:p text:style-name="Table_20_Contents"><text:span text:style-name="T3"/></text:p>
            <text:p text:style-name="Table_20_Contents"><text:span text:style-name="T4">Description: </text:span><text:span text:style-name="T5">When a layout is collapsed or opened by a user, the </text:span><text:span text:style-name="T6">onOpen</text:span><text:span text:style-name="T5"> event is sent to the application.</text:span></text:p>
          </table:table-cell>
        </table:table-row>
      </table:table>
      <text:h text:style-name="P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9">Property</text:p>
            </table:table-cell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Data Type</text:p>
            </table:table-cell>
            <table:table-cell table:style-name="Table1.D1" office:value-type="string">
              <text:p text:style-name="P9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T7">size</text:span></text:p>
          </table:table-cell>
          <table:table-cell table:style-name="Table1.A2" office:value-type="string">
            <text:p text:style-name="P11">Sets the size of this region.</text:p>
          </table:table-cell>
          <table:table-cell table:style-name="Table1.A2" office:value-type="string">
            <text:p text:style-name="P10"><text:span text:style-name="T7">java.lang.String</text:span></text:p>
          </table:table-cell>
          <table:table-cell table:style-name="Table1.D2" office:value-type="string">
            <text:p text:style-name="P7"><text:span text:style-name="T8">null</text:span></text:p>
          </table:table-cell>
        </table:table-row>
      </table:table>
      <text:p text:style-name="P12"/>
      <text:h text:style-name="P5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T9">java.lang.String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5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3"><text:a xlink:type="simple" xlink:href="../LayoutRegion.xml"><text:span text:style-name="T10">org.zkoss.zkex.zul.LayoutRegion </text:span></text:a></text:p>
          </table:table-cell>
        </table:table-row>
        <table:table-row table:style-name="Table2.2">
          <table:table-cell table:style-name="Table2.A2" office:value-type="string">
            <text:p text:style-name="P13"><text:span text:style-name="T11"><text:s/></text:span><text:a xlink:type="simple" xlink:href="../HtmlBasedComponent.xml">org.zkoss.zk.ui.HtmlBasedComponent</text:a><text:span text:style-name="T11"> </text:span></text:p>
          </table:table-cell>
        </table:table-row>
        <table:table-row table:style-name="Table2.2">
          <table:table-cell table:style-name="Table2.A2" office:value-type="string">
            <text:p text:style-name="P1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creator>Tom Yeh</dc:creator>
    <dc:date>2007-10-24T22:48:36</dc:date>
    <dc:language>en-US</dc:language>
    <meta:editing-cycles>91</meta:editing-cycles>
    <meta:editing-duration>PT4H30M15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901"/>
  </office:meta>
</office:document-meta>
</file>